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en" fo:country="US"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officeooo:paragraph-rsid="0020c0bc"/>
    </style:style>
    <style:style style:name="P3" style:family="paragraph" style:parent-style-name="Standard">
      <style:paragraph-properties fo:text-align="start" style:justify-single-word="false"/>
      <style:text-properties officeooo:paragraph-rsid="002136d4"/>
    </style:style>
    <style:style style:name="P4" style:family="paragraph" style:parent-style-name="Standard">
      <style:paragraph-properties fo:text-align="center" style:justify-single-word="false"/>
      <style:text-properties fo:font-size="14pt" fo:language="en" fo:country="US" fo:font-weight="bold" officeooo:rsid="001f61e3" officeooo:paragraph-rsid="001f61e3" style:font-size-asian="14pt" style:font-weight-asian="bold" style:font-size-complex="14pt" style:font-weight-complex="bold"/>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paragraph-properties fo:text-align="start" style:justify-single-word="false"/>
      <style:text-properties fo:language="en" fo:country="US" officeooo:paragraph-rsid="0020c0bc"/>
    </style:style>
    <style:style style:name="P7" style:family="paragraph" style:parent-style-name="Standard">
      <style:paragraph-properties fo:text-align="start" style:justify-single-word="false"/>
      <style:text-properties fo:language="en" fo:country="US" officeooo:paragraph-rsid="001f61e3"/>
    </style:style>
    <style:style style:name="P8" style:family="paragraph" style:parent-style-name="Standard">
      <style:paragraph-properties fo:text-align="justify" style:justify-single-word="false"/>
      <style:text-properties fo:language="en" fo:country="US" officeooo:paragraph-rsid="00264ca7"/>
    </style:style>
    <style:style style:name="P9" style:family="paragraph" style:parent-style-name="Standard">
      <style:paragraph-properties fo:text-align="justify" style:justify-single-word="false"/>
      <style:text-properties officeooo:paragraph-rsid="0020c0bc"/>
    </style:style>
    <style:style style:name="P10" style:family="paragraph" style:parent-style-name="Standard">
      <style:paragraph-properties fo:text-align="justify" style:justify-single-word="false"/>
      <style:text-properties fo:font-size="12pt" fo:language="en" fo:country="US" fo:font-weight="normal" officeooo:rsid="001f61e3" officeooo:paragraph-rsid="00235c10"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size="12pt" fo:language="en" fo:country="US" fo:font-weight="normal" officeooo:rsid="00264ca7" officeooo:paragraph-rsid="00264ca7" style:font-size-asian="12pt" style:font-weight-asian="normal" style:font-size-complex="12pt" style:font-weight-complex="normal"/>
    </style:style>
    <style:style style:name="P12" style:family="paragraph" style:parent-style-name="Text_20_body">
      <style:paragraph-properties fo:text-align="justify" style:justify-single-word="false"/>
      <style:text-properties fo:font-size="12pt" fo:language="en" fo:country="US" fo:font-weight="normal" officeooo:rsid="001f61e3" officeooo:paragraph-rsid="001f61e3" style:font-size-asian="12pt" style:font-weight-asian="normal" style:font-size-complex="12pt" style:font-weight-complex="normal"/>
    </style:style>
    <style:style style:name="P13" style:family="paragraph" style:parent-style-name="Text_20_body">
      <style:paragraph-properties fo:text-align="justify" style:justify-single-word="false"/>
      <style:text-properties fo:font-size="12pt" fo:language="en" fo:country="US" fo:font-weight="normal" officeooo:paragraph-rsid="001f61e3" style:font-size-asian="12pt" style:font-weight-asian="normal" style:font-size-complex="12pt" style:font-weight-complex="normal"/>
    </style:style>
    <style:style style:name="P14" style:family="paragraph" style:parent-style-name="Text_20_body">
      <style:paragraph-properties fo:text-align="justify" style:justify-single-word="false"/>
      <style:text-properties fo:language="en" fo:country="US" officeooo:paragraph-rsid="001f61e3"/>
    </style:style>
    <style:style style:name="P15" style:family="paragraph" style:parent-style-name="Standard" style:list-style-name="L1">
      <style:paragraph-properties fo:text-align="start" style:justify-single-word="false"/>
      <style:text-properties officeooo:paragraph-rsid="002136d4"/>
    </style:style>
    <style:style style:name="P16" style:family="paragraph" style:parent-style-name="Standard" style:list-style-name="L1">
      <style:paragraph-properties fo:text-align="start" style:justify-single-word="false"/>
      <style:text-properties officeooo:paragraph-rsid="00235c10"/>
    </style:style>
    <style:style style:name="P17" style:family="paragraph" style:parent-style-name="Standard">
      <style:paragraph-properties fo:text-align="justify" style:justify-single-word="false"/>
      <style:text-properties officeooo:paragraph-rsid="0020c0bc"/>
    </style:style>
    <style:style style:name="T1" style:family="text">
      <style:text-properties officeooo:rsid="001f61e3"/>
    </style:style>
    <style:style style:name="T2" style:family="text">
      <style:text-properties fo:font-weight="bold" officeooo:rsid="001f61e3" style:font-weight-asian="bold" style:font-weight-complex="bold"/>
    </style:style>
    <style:style style:name="T3" style:family="text">
      <style:text-properties officeooo:rsid="0020c0bc"/>
    </style:style>
    <style:style style:name="T4" style:family="text">
      <style:text-properties fo:language="en" fo:country="US" fo:font-style="normal" fo:font-weight="bold" style:font-style-asian="normal" style:font-weight-asian="bold" style:font-style-complex="normal" style:font-weight-complex="bold"/>
    </style:style>
    <style:style style:name="T5" style:family="text">
      <style:text-properties fo:language="en" fo:country="US" fo:font-style="normal" fo:font-weight="bold" officeooo:rsid="001f61e3" style:font-style-asian="normal" style:font-weight-asian="bold" style:font-style-complex="normal" style:font-weight-complex="bold"/>
    </style:style>
    <style:style style:name="T6" style:family="text">
      <style:text-properties fo:language="en" fo:country="US" fo:font-style="normal" fo:font-weight="normal" officeooo:rsid="001f61e3" style:font-style-asian="normal" style:font-weight-asian="normal" style:font-style-complex="normal" style:font-weight-complex="normal"/>
    </style:style>
    <style:style style:name="T7" style:family="text">
      <style:text-properties fo:language="en" fo:country="US" fo:font-style="normal" fo:font-weight="normal" officeooo:rsid="0020c0bc" style:font-style-asian="normal" style:font-weight-asian="normal" style:font-style-complex="normal" style:font-weight-complex="normal"/>
    </style:style>
    <style:style style:name="T8" style:family="text">
      <style:text-properties fo:language="en" fo:country="US" fo:font-style="normal" fo:font-weight="normal" officeooo:rsid="002136d4" style:font-style-asian="normal" style:font-weight-asian="normal" style:font-style-complex="normal" style:font-weight-complex="normal"/>
    </style:style>
    <style:style style:name="T9" style:family="text">
      <style:text-properties fo:language="en" fo:country="US" fo:font-style="normal" fo:font-weight="normal" officeooo:rsid="00235c10" style:font-style-asian="normal" style:font-weight-asian="normal" style:font-style-complex="normal" style:font-weight-complex="normal"/>
    </style:style>
    <style:style style:name="T10" style:family="text">
      <style:text-properties officeooo:rsid="002136d4"/>
    </style:style>
    <style:style style:name="T11" style:family="text">
      <style:text-properties fo:font-style="italic" officeooo:rsid="0020c0bc" style:font-style-asian="italic" style:font-style-complex="italic"/>
    </style:style>
    <style:style style:name="T12" style:family="text">
      <style:text-properties officeooo:rsid="00264ca7"/>
    </style:style>
    <style:style style:name="T13" style:family="text">
      <style:text-properties officeooo:rsid="00279a7b"/>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roup 5</text:p>
      <text:p text:style-name="P4"/>
      <text:p text:style-name="P12">Bernardo Barcellos de Castro Cunha<text:tab/><text:tab/><text:tab/><text:tab/><text:tab/><text:tab/><text:tab/><text:tab/>9293380</text:p>
      <text:p text:style-name="P14">Eduardo Santos Carlos de Souza<text:tab/><text:tab/><text:tab/><text:tab/><text:tab/><text:tab/><text:tab/><text:tab/>9293481</text:p>
      <text:p text:style-name="P13">William Quelho Ferreira<text:tab/><text:tab/><text:tab/><text:tab/><text:tab/><text:tab/><text:tab/><text:tab/><text:tab/>9293421</text:p>
      <text:p text:style-name="P1"/>
      <text:p text:style-name="P1"/>
      <text:p text:style-name="P1">Pre-Trained CNN appl<text:span text:style-name="T10">ie</text:span>d to driving-related object recognition</text:p>
      <text:p text:style-name="P5"/>
      <text:p text:style-name="P6"><text:span text:style-name="T2">Abstract</text:span><text:span text:style-name="T1">:</text:span></text:p>
      <text:p text:style-name="P8"><text:tab/>Given an image taken facing the direction <text:span text:style-name="T12">in which </text:span>a car is moving, the system shall detect road signs, cars, pedestri<text:span text:style-name="T3">a</text:span>ns and other rel<text:span text:style-name="T3">e</text:span>vant objects <text:span text:style-name="T12">for a driver or autonomous system</text:span>. <text:span text:style-name="T12">T</text:span>he system would idea<text:span text:style-name="T3">l</text:span>ly work in real-time <text:span text:style-name="T12">and could possibly be able to detect the position of the objects within the image.</text:span></text:p>
      <text:p text:style-name="P7"/>
      <text:p text:style-name="P2"><text:span text:style-name="Emphasis"><text:span text:style-name="T5">D</text:span></text:span><text:span text:style-name="Emphasis"><text:span text:style-name="T4">etailed description:</text:span></text:span></text:p>
      <text:p text:style-name="P3"><text:span text:style-name="Emphasis"><text:span text:style-name="T4"><text:tab/></text:span></text:span><text:span text:style-name="Emphasis"><text:span text:style-name="T8">We will use the following technologies:</text:span></text:span></text:p>
      <text:list xml:id="list6974211165412493571" text:style-name="L1">
        <text:list-item>
          <text:p text:style-name="P15"><text:span text:style-name="Emphasis"><text:span text:style-name="T8">Python 3</text:span></text:span></text:p>
        </text:list-item>
        <text:list-item>
          <text:p text:style-name="P15"><text:span text:style-name="Emphasis"><text:span text:style-name="T8">Keras (https://keras.io/)</text:span></text:span></text:p>
        </text:list-item>
        <text:list-item>
          <text:p text:style-name="P16"><text:span text:style-name="Emphasis"><text:span text:style-name="T8">TensorFlow </text:span></text:span><text:span text:style-name="Emphasis"><text:span text:style-name="T9">(https://www.tensorflow.org/)</text:span></text:span></text:p>
          <text:p text:style-name="P16"><text:span text:style-name="Emphasis"><text:span text:style-name="T8"/></text:span></text:p>
        </text:list-item>
      </text:list>
      <text:p text:style-name="P9"><text:span text:style-name="Emphasis"><text:span text:style-name="T6"><text:tab/>The idea of our project is to adapt a pre-trained CNN to recognize objects of classes specific for use in a driving scenario, such as in an autonomous vehicle.</text:span></text:span></text:p>
      <text:p text:style-name="P9"><text:span text:style-name="Emphasis"><text:span text:style-name="T6"><text:tab/>We intend to use the VGG16 trained on the ImageNet dataset as our pre-trained CNN. </text:span></text:span><text:span text:style-name="Emphasis"><text:span text:style-name="T7">We will download the trained CNN without the input and top layers, then freeze the parameters for the convolutional layers, and re-generate the top layers and input layers, and retrain them on our specific dataset.</text:span></text:span></text:p>
      <text:p text:style-name="P9"><text:span text:style-name="Emphasis"><text:span text:style-name="T6"><text:tab/>To acquire th</text:span></text:span><text:span text:style-name="Emphasis"><text:span text:style-name="T7">e</text:span></text:span><text:span text:style-name="Emphasis"><text:span text:style-name="T6"> dataset, </text:span></text:span><text:span text:style-name="Emphasis"><text:span text:style-name="T7">we will</text:span></text:span><text:span text:style-name="Emphasis"><text:span text:style-name="T6"> </text:span></text:span><text:span text:style-name="Emphasis"><text:span text:style-name="T7">download various images from the same search in </text:span></text:span><text:span text:style-name="Emphasis"><text:span text:style-name="T6">Google Images, </text:span></text:span><text:span text:style-name="Emphasis"><text:span text:style-name="T9">define them as belonging to the same class, </text:span></text:span><text:span text:style-name="Emphasis"><text:span text:style-name="T7">and manually filter the unwanted ones. Then we will standardize the images to the specific format used in the network. </text:span></text:span><text:span text:style-name="Emphasis"><text:span text:style-name="T8">We will also write a script that takes a folder containing the images of the dataset and generates the structure used by Keras for the training, and also generates the correct labels vector.</text:span></text:span></text:p>
      <text:p text:style-name="P10"><text:tab/><text:span text:style-name="T3">With both the modeled CNN and the dataset in hands, we will train it on our personal computers using the Keras </text:span><text:span text:style-name="T11">fit</text:span><text:span text:style-name="T3"> function for as long as possible. Then we will evaluate our success by taking a testing set, predicting the class for each image, assuming that the identified class for the image is the position of the maximum value of the output of the CNN, and comparing the predicted class with the correct one. We expect mildly successful results.</text:span></text:p>
      <text:p text:style-name="P10"/>
      <text:p text:style-name="P11">Stretch Goal 1:</text:p>
      <text:p text:style-name="P11"><text:tab/>If possible, we would want to make the final CNN efficient enough to be used in real time.</text:p>
      <text:p text:style-name="P11"/>
      <text:p text:style-name="P11">Stretch Goal 2:</text:p>
      <text:p text:style-name="P11"><text:tab/>If possible, we would want the system <text:span text:style-name="T13">to </text:span>be able to identify not only the object but the position in which it is <text:span text:style-name="T13">in the im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7T17:02:26.886406703</meta:creation-date>
    <dc:date>2017-05-18T09:19:40.467540861</dc:date>
    <meta:editing-duration>PT43M38S</meta:editing-duration>
    <meta:editing-cycles>6</meta:editing-cycles>
    <meta:generator>LibreOffice/5.1.6.2$Linux_X86_64 LibreOffice_project/10m0$Build-2</meta:generator>
    <meta:document-statistic meta:table-count="0" meta:image-count="0" meta:object-count="0" meta:page-count="1" meta:paragraph-count="21" meta:word-count="383" meta:character-count="2263" meta:non-whitespace-character-count="1874"/>
  </office:meta>
</office:document-meta>
</file>